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style:text-line-through-style="solid" style:text-line-through-type="single" officeooo:rsid="15ad630e" officeooo:paragraph-rsid="15ad630e"/>
    </style:style>
    <style:style style:name="P3" style:family="paragraph" style:parent-style-name="Text_20_body">
      <style:text-properties officeooo:rsid="15b27a6f" officeooo:paragraph-rsid="15b27a6f"/>
    </style:style>
    <style:style style:name="P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15ad630e" officeooo:paragraph-rsid="15ad630e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60pt" fo:font-weight="bold" officeooo:rsid="15ad630e" officeooo:paragraph-rsid="15ad630e" style:font-size-asian="60pt" style:font-weight-asian="bold" style:font-size-complex="60pt" style:font-weight-complex="bold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paragraph-rsid="13c897d6"/>
    </style:style>
    <style:style style:name="P14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5" style:family="paragraph" style:parent-style-name="Text_20_body">
      <style:text-properties style:text-line-through-style="none" style:text-line-through-type="none" officeooo:rsid="15af3f4a" officeooo:paragraph-rsid="15af3f4a"/>
    </style:style>
    <style:style style:name="P16" style:family="paragraph" style:parent-style-name="Text_20_body">
      <style:text-properties style:text-line-through-style="none" style:text-line-through-type="none" officeooo:rsid="15b132d3" officeooo:paragraph-rsid="15b132d3"/>
    </style:style>
    <style:style style:name="P17" style:family="paragraph" style:parent-style-name="Text_20_body" style:list-style-name="L1">
      <style:text-properties style:text-line-through-style="none" style:text-line-through-type="none" officeooo:rsid="15b132d3" officeooo:paragraph-rsid="15b132d3"/>
    </style:style>
    <style:style style:name="P18" style:family="paragraph" style:parent-style-name="Text_20_body">
      <style:text-properties style:text-line-through-style="none" style:text-line-through-type="none" officeooo:rsid="15b402ac" officeooo:paragraph-rsid="15b402ac"/>
    </style:style>
    <style:style style:name="P19" style:family="paragraph" style:parent-style-name="Text_20_body" style:list-style-name="L2">
      <style:text-properties style:text-line-through-style="none" style:text-line-through-type="none" officeooo:rsid="15b5fa3f" officeooo:paragraph-rsid="15b402ac"/>
    </style:style>
    <style:style style:name="P20" style:family="paragraph" style:parent-style-name="Text_20_body">
      <style:text-properties style:text-line-through-style="none" style:text-line-through-type="none" officeooo:rsid="15b66603" officeooo:paragraph-rsid="15b66603"/>
    </style:style>
    <style:style style:name="P21" style:family="paragraph" style:parent-style-name="Text_20_body">
      <style:text-properties officeooo:rsid="15b66603" officeooo:paragraph-rsid="15b66603"/>
    </style:style>
    <style:style style:name="P22" style:family="paragraph" style:parent-style-name="Text_20_body" style:list-style-name="L3">
      <style:text-properties officeooo:rsid="15b66603" officeooo:paragraph-rsid="15b66603"/>
    </style:style>
    <style:style style:name="P23" style:family="paragraph" style:parent-style-name="Text_20_body" style:list-style-name="L4">
      <style:text-properties officeooo:rsid="15b66603" officeooo:paragraph-rsid="15b66603"/>
    </style:style>
    <style:style style:name="P24" style:family="paragraph" style:parent-style-name="Text_20_body" style:list-style-name="L4">
      <style:text-properties officeooo:paragraph-rsid="15b6660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5af3f4a"/>
    </style:style>
    <style:style style:name="T3" style:family="text">
      <style:text-properties officeooo:rsid="15ad630e"/>
    </style:style>
    <style:style style:name="T4" style:family="text">
      <style:text-properties officeooo:rsid="15b6660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Text_20_body"/>
      <text:p text:style-name="Text_20_body"/>
      <text:p text:style-name="P9">Dračák</text:p>
      <text:p text:style-name="P4"/>
      <text:p text:style-name="P4"/>
      <text:p text:style-name="P7">podle staré školy</text:p>
      <text:p text:style-name="P5"/>
      <text:p text:style-name="P6">Poznámky k <text:span text:style-name="T3">outdoor sandbox-like settingu</text:span></text:p>
      <text:p text:style-name="P5"/>
      <text:p text:style-name="P5"/>
      <text:p text:style-name="P5"/>
      <text:p text:style-name="P5"/>
      <text:p text:style-name="P8"/>
      <text:p text:style-name="P1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"><text:a xlink:type="simple" xlink:href="#__RefHeading___Toc241_443151022" text:style-name="Internet_20_link" text:visited-style-name="Internet_20_link">Poznámky k první session</text:a><text:tab/>2</text:p>
          <text:p text:style-name="P12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3" text:outline-level="1">TODO</text:h>
      <text:p text:style-name="P3">(Jako obvyke – rewards first.)</text:p>
      <text:p text:style-name="P2"><text:span text:style-name="T2">TODO: </text:span><text:span text:style-name="T1">Zvířata (karty) na morfování pro druida </text:span><text:span text:style-name="T2">(v podstatě reward)</text:span><text:span text:style-name="T1">.</text:span></text:p>
      <text:p text:style-name="P15">TODO: Random encountery při cestování divočinou.</text:p>
      <text:p text:style-name="P16">TODO: Magic item shop.</text:p>
      <text:list xml:id="list2811282868" text:style-name="L1">
        <text:list-item>
          <text:p text:style-name="P17">Nějakej wizzard, kterej bude prodávat svitky s kouzly.</text:p>
        </text:list-item>
      </text:list>
      <text:p text:style-name="P18">IDEA: Že by už byl artefaktovej meč ve hře?</text:p>
      <text:list xml:id="list1158921478" text:style-name="L2">
        <text:list-item>
          <text:p text:style-name="P19">Asi proč ne, Zejád by mohl mít sen. Jestli teda budou v průběhu dungeonu vůbec potřebovat spát...</text:p>
        </text:list-item>
      </text:list>
      <text:h text:style-name="Heading_20_1" text:outline-level="1">Přepadení karavany</text:h>
      <text:p text:style-name="P21">Přeživší:</text:p>
      <text:p text:style-name="P21">Anea</text:p>
      <text:list xml:id="list645961248" text:style-name="L3">
        <text:list-item>
          <text:p text:style-name="P22">Mladá elfka, lučištnice. Dlouhé, černé vlasy.</text:p>
        </text:list-item>
        <text:list-item>
          <text:p text:style-name="P22">Má v karavaně podíl. Zbylí dva podílníci jsou mrtví, takže bude chtít karavanu převzít. Hejl se bude cukat.</text:p>
        </text:list-item>
      </text:list>
      <text:p text:style-name="P21">Hejl</text:p>
      <text:list xml:id="list807158216" text:style-name="L4">
        <text:list-item>
          <text:p text:style-name="P24"><text:span text:style-name="T4">Člověk, žoldák, zjizvená levá tvář (od ohně).</text:span></text:p>
        </text:list-item>
        <text:list-item>
          <text:p text:style-name="P23">Není to úplnej zbabělec (to by se k týhle karavaně nikdy nepřidal).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06T13:47:56.827000000</dc:date>
    <meta:print-date>2113-01-01T00:00:00</meta:print-date>
    <meta:editing-cycles>10520</meta:editing-cycles>
    <meta:editing-duration>P32DT8H58M3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23" meta:word-count="131" meta:character-count="774" meta:non-whitespace-character-count="671"/>
  </office:meta>
</office:document-meta>
</file>